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/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1" style:family="text">
      <style:text-properties fo:font-weight="bold"/>
    </style:style>
    <style:style style:name="T4" style:family="text">
      <style:text-properties fo:color="#ff00ff"/>
    </style:style>
    <style:style style:name="T5" style:family="text">
      <style:text-properties fo:color="#008000"/>
    </style:style>
    <style:style style:name="T6" style:family="text">
      <style:text-properties fo:color="#00008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Correzzione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Temperatura</text:p>
          </table:table-cell>
          <table:table-cell table:number-columns-repeated="3"/>
          <table:table-cell office:value-type="string">
            <text:p>Temperatura ve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5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[.E5]" office:value-type="float" office:value="26">
            <text:p>26</text:p>
          </table:table-cell>
          <table:table-cell table:style-name="ce1" office:value-type="string">
            <text:p>→ E5</text:p>
          </table:table-cell>
          <table:table-cell/>
          <table:table-cell table:formula="of:=[.E5]+[.J$2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E6]-5" office:value-type="float" office:value="13">
            <text:p>13</text:p>
          </table:table-cell>
          <table:table-cell table:style-name="ce2" office:value-type="string">
            <text:p>--&gt; <text:span text:style-name="T2">E6</text:span>-5</text:p>
          </table:table-cell>
          <table:table-cell/>
          <table:table-cell table:formula="of:=[.E6]+[.$J$2]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oltipl</text:p>
          </table:table-cell>
          <table:table-cell office:value-type="float" office:value="23">
            <text:p>23</text:p>
          </table:table-cell>
          <table:table-cell table:formula="of:=[.E7]*45" office:value-type="float" office:value="1035">
            <text:p>1035</text:p>
          </table:table-cell>
          <table:table-cell table:style-name="ce2" office:value-type="string">
            <text:p>--&gt; <text:span text:style-name="T2">E7</text:span>*45</text:p>
          </table:table-cell>
          <table:table-cell/>
          <table:table-cell table:formula="of:=[.E7]+[.$J$2]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E8]*[.D8]" office:value-type="float" office:value="50">
            <text:p>50</text:p>
          </table:table-cell>
          <table:table-cell table:number-columns-repeated="2"/>
          <table:table-cell table:formula="of:=[.E8]+[.$J$2]" office:value-type="float" office:value="23">
            <text:p>23</text:p>
          </table:table-cell>
          <table:table-cell table:style-name="ce1" office:value-type="string">
            <text:p>--&gt; <text:span text:style-name="T2">E8</text:span>+<text:span text:style-name="T3">$J$2</text:span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9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.E9]*[.D9]" office:value-type="float" office:value="84">
            <text:p>84</text:p>
          </table:table-cell>
          <table:table-cell table:style-name="ce2" office:value-type="string">
            <text:p>--&gt; <text:span text:style-name="T2">E9</text:span>*<text:span text:style-name="T3">D9</text:span></text:p>
          </table:table-cell>
          <table:table-cell/>
          <table:table-cell table:formula="of:=[.E9]+[.$J$2]"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omma da E5 fino E9</text:p>
          </table:table-cell>
          <table:table-cell/>
          <table:table-cell table:formula="of:=([.E5]+[.E6]+[.E7]+[.E8]+[.E9])/5" office:value-type="float" office:value="24">
            <text:p>24</text:p>
          </table:table-cell>
          <table:table-cell/>
          <table:table-cell table:style-name="ce2" office:value-type="string">
            <text:p>--&gt; (E5+E6+E7+E8+E9)/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ividi per 5</text:p>
          </table:table-cell>
          <table:table-cell/>
          <table:table-cell table:formula="of:=AVERAGE( [.E5];[.E6];[.E7];[.E8];[.E9]  )" office:value-type="float" office:value="24">
            <text:p>24</text:p>
          </table:table-cell>
          <table:table-cell/>
          <table:table-cell table:style-name="ce1" office:value-type="string">
            <text:p>--&gt; AVERAGE<text:span text:style-name="T1">(</text:span> <text:span text:style-name="T2">E5</text:span>;<text:span text:style-name="T3">E6</text:span>;<text:span text:style-name="T4">E7</text:span>;<text:span text:style-name="T5">E8</text:span>;<text:span text:style-name="T6">E9</text:span> <text:s/>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5:.E9])" office:value-type="float" office:value="24">
            <text:p>24</text:p>
          </table:table-cell>
          <table:table-cell/>
          <table:table-cell table:style-name="ce1" office:value-type="string">
            <text:p>--&gt; AVERAGE<text:span text:style-name="T1">(</text:span><text:span text:style-name="T2">E5:E9</text:span><text:span text:style-name="T1">)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Voto 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oto 2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Nome</text:p>
          </table:table-cell>
          <table:table-cell office:value-type="string">
            <text:p>Cogno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to 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Aldo </text:p>
          </table:table-cell>
          <table:table-cell office:value-type="string">
            <text:p>Moro</text:p>
          </table:table-cell>
          <table:table-cell table:formula="of:=CONCATENATE( [.H18];[.I18])" office:value-type="string" office:string-value="Aldo Moro">
            <text:p>Aldo Moro</text:p>
          </table:table-cell>
          <table:table-cell/>
        </table:table-row>
        <table:table-row table:style-name="ro1">
          <table:table-cell/>
          <table:table-cell office:value-type="string">
            <text:p>Media</text:p>
          </table:table-cell>
          <table:table-cell table:formula="of:=AVERAGE([.C16:.C18])" office:value-type="float" office:value="6">
            <text:p>6</text:p>
          </table:table-cell>
          <table:table-cell table:style-name="ce1" office:value-type="string">
            <text:p>--&gt; AVERAGE<text:span text:style-name="T1">(</text:span><text:span text:style-name="T2">C16:C18</text:span><text:span text:style-name="T1">)</text:span></text:p>
          </table:table-cell>
          <table:table-cell table:number-columns-repeated="4"/>
          <table:table-cell table:style-name="ce1" office:value-type="string">
            <text:p>--&gt; CONCATENATE<text:span text:style-name="T1">(</text:span> <text:span text:style-name="T2">H18</text:span>;<text:span text:style-name="T3">I18</text:span><text:span text:style-name="T1">)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dice della media</text:p>
          </table:table-cell>
          <table:table-cell table:formula="of:=SQRT([.C19])" office:value-type="float" office:value="2.44948974278318">
            <text:p>2.4494897428</text:p>
          </table:table-cell>
          <table:table-cell table:style-name="ce1" office:value-type="string">
            <text:p>--&gt; SQRT<text:span text:style-name="T1">(</text:span><text:span text:style-name="T2">C19</text:span><text:span text:style-name="T1">)</text:span>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<text:s text:c="4"/>Aldo </text:p>
          </table:table-cell>
          <table:table-cell office:value-type="string">
            <text:p>Moro</text:p>
          </table:table-cell>
          <table:table-cell table:formula="of:=      CONCATENATE(   TRIM( [.H21])     ;    TRIM(  [.I21] )     )" office:value-type="string" office:string-value="AldoMoro">
            <text:p>AldoMoro</text:p>
          </table:table-cell>
          <table:table-cell table:style-name="ce1" office:value-type="string">
            <text:p>--&gt; CONCATENATE( <text:s text:c="2"/>TRIM( <text:span text:style-name="T2">H21</text:span>) <text:s text:c="4"/>; <text:s text:c="3"/>TRIM( <text:s/><text:span text:style-name="T3">I21</text:span> ) <text:s text:c="4"/>)</text:p>
          </table:table-cell>
        </table:table-row>
        <table:table-row table:style-name="ro1">
          <table:table-cell/>
          <table:table-cell office:value-type="string">
            <text:p>Radice della media</text:p>
          </table:table-cell>
          <table:table-cell table:formula="of:=SQRT(  AVERAGE(  [.C16] : [.C18]    )     )" office:value-type="float" office:value="2.44948974278318">
            <text:p>2.4494897428</text:p>
          </table:table-cell>
          <table:table-cell table:style-name="ce1" office:value-type="string">
            <text:p>--&gt; SQRT<text:span text:style-name="T1">(</text:span> <text:s/>AVERAGE( <text:s/><text:span text:style-name="T2">C16</text:span> : <text:span text:style-name="T3">C18</text:span> <text:s text:c="3"/>) <text:s text:c="4"/><text:span text:style-name="T1">)</text:span></text:p>
          </table:table-cell>
          <table:table-cell table:number-columns-repeated="5"/>
          <table:table-cell table:formula="of:=TRIM([.H21] )" office:value-type="string" office:string-value="Aldo">
            <text:p>Aldo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7">07/06/2023</text:date>, <text:time>14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7T14:35:46.06</meta:creation-date>
    <meta:editing-duration>PT30S</meta:editing-duration>
    <meta:editing-cycles>2</meta:editing-cycles>
    <meta:generator>OpenOffice/4.1.13$Win32 OpenOffice.org_project/4113m1$Build-9810</meta:generator>
    <dc:date>2023-06-07T14:36:15.20</dc:date>
    <meta:document-statistic meta:table-count="3" meta:cell-count="63" meta:object-count="0"/>
  </office:meta>
</office:document-meta>
</file>